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fill="none" draw:textarea-vertical-align="middle" draw:auto-grow-height="false" fo:min-height="2.158cm" fo:min-width="0.05cm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 style:list-style-name="L3">
      <style:graphic-properties draw:stroke="none" draw:fill="none" fo:min-height="3.146cm"/>
    </style:style>
    <style:style style:name="gr6" style:family="graphic" style:parent-style-name="standard" style:list-style-name="L3">
      <style:graphic-properties draw:fill="none" draw:textarea-vertical-align="middle" draw:auto-grow-height="false" fo:min-height="1.676cm" fo:min-width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56cm"/>
    </style:style>
    <style:style style:name="gr8" style:family="graphic" style:parent-style-name="standard" style:list-style-name="L3">
      <style:graphic-properties draw:fill="none" draw:textarea-vertical-align="middle" draw:auto-grow-height="false" fo:min-height="1.918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18.608cm"/>
    </style:style>
    <style:style style:name="pr5" style:family="presentation" style:parent-style-name="Default-title">
      <style:graphic-properties draw:textarea-vertical-align="top" fo:min-height="2.448cm"/>
    </style:style>
    <style:style style:name="pr6" style:family="presentation" style:parent-style-name="Default-title" style:list-style-name="L3">
      <style:graphic-properties draw:stroke="none" draw:fill="none" fo:min-height="1.268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P11" style:family="paragraph">
      <loext:graphic-properties draw:fill="none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color="#ff3333"/>
    </style:style>
    <style:style style:name="T1" style:family="text">
      <style:text-properties fo:color="#ff3333"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3333"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color="#3333ff"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color="#ff3333" fo:font-size="24pt" style:text-underline-style="none" style:font-size-asian="24pt" style:font-size-complex="24pt"/>
    </style:style>
    <style:style style:name="T9" style:family="text">
      <style:text-properties fo:color="#000000" fo:font-size="27pt" style:font-size-asian="27pt" style:font-size-complex="27pt"/>
    </style:style>
    <style:style style:name="T10" style:family="text">
      <style:text-properties fo:color="#000000" fo:font-size="27pt" style:text-underline-style="solid" style:text-underline-width="auto" style:text-underline-color="font-color" style:font-size-asian="27pt" style:font-size-complex="27pt"/>
    </style:style>
    <style:style style:name="T11" style:family="text">
      <style:text-properties fo:color="#3333ff" fo:font-size="27pt" style:font-size-asian="27pt" style:font-size-complex="27pt"/>
    </style:style>
    <style:style style:name="T12" style:family="text">
      <style:text-properties fo:color="#000000" fo:font-size="27pt" style:text-underline-style="none" style:font-size-asian="27pt" style:font-size-complex="27pt"/>
    </style:style>
    <style:style style:name="T13" style:family="text">
      <style:text-properties fo:color="#3333ff" fo:font-size="27pt" style:text-underline-style="solid" style:text-underline-width="auto" style:text-underline-color="font-color" style:font-size-asian="27pt" style:font-size-complex="27pt"/>
    </style:style>
    <style:style style:name="T14" style:family="text">
      <style:text-properties fo:color="#ff3333" fo:font-size="27pt" style:font-size-asian="27pt" style:font-size-complex="27pt"/>
    </style:style>
    <style:style style:name="T15" style:family="text">
      <style:text-properties fo:color="#000000" fo:font-size="32pt" style:font-size-asian="32pt" style:font-size-complex="32pt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fo:color="#ff3333" fo:font-size="28pt" style:font-size-asian="28pt" style:font-size-complex="28pt"/>
    </style:style>
    <style:style style:name="T18" style:family="text">
      <style:text-properties fo:color="#ff3333" fo:font-size="27pt" style:text-underline-style="none" style:font-size-asian="27pt" style:font-size-complex="27pt"/>
    </style:style>
    <style:style style:name="T19" style:family="text">
      <style:text-properties fo:color="#ff3333" fo:font-size="26pt" style:font-size-asian="26pt" style:font-size-complex="26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ff3333" fo:font-size="32pt" style:font-size-asian="32pt" style:font-size-complex="32pt"/>
    </style:style>
    <style:style style:name="T22" style:family="text">
      <style:text-properties fo:color="#ff3333" fo:font-size="18pt" style:font-size-asian="18pt" style:font-size-complex="18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ff3333" fo:font-size="15pt" style:font-size-asian="15pt" style:font-size-complex="15pt"/>
    </style:style>
    <style:style style:name="T26" style:family="text">
      <style:text-properties fo:color="#ff3333" fo:font-size="15pt" style:text-underline-style="solid" style:text-underline-width="auto" style:text-underline-color="font-color" style:font-size-asian="15pt" style:font-size-complex="15pt"/>
    </style:style>
    <style:style style:name="T2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8" style:family="text">
      <style:text-properties fo:color="#3333ff" fo:font-size="15pt" style:text-underline-style="solid" style:text-underline-width="auto" style:text-underline-color="font-color" style:font-size-asian="15pt" style:font-size-complex="15pt"/>
    </style:style>
    <style:style style:name="T29" style:family="text">
      <style:text-properties fo:color="#3333ff" fo:font-size="15pt" style:font-size-asian="15pt" style:font-size-complex="15pt"/>
    </style:style>
    <style:style style:name="T30" style:family="text">
      <style:text-properties fo:color="#000000" fo:font-size="15pt" style:font-size-asian="15pt" style:font-size-complex="15pt"/>
    </style:style>
    <style:style style:name="T31" style:family="text">
      <style:text-properties fo:color="#000000" fo:font-size="15pt" style:text-underline-style="none" style:font-size-asian="15pt" style:font-size-complex="15pt"/>
    </style:style>
    <style:style style:name="T32" style:family="text">
      <style:text-properties fo:color="#000000" fo:font-size="15pt" style:text-underline-style="solid" style:text-underline-width="auto" style:text-underline-color="font-color" style:font-size-asian="15pt" style:font-size-complex="15pt"/>
    </style:style>
    <style:style style:name="T33" style:family="text">
      <style:text-properties fo:color="#ff3333" fo:font-size="15pt" style:text-underline-style="none" style:font-size-asian="15pt" style:font-size-complex="15pt"/>
    </style:style>
    <style:style style:name="T34" style:family="text">
      <style:text-properties fo:color="#ff3333"/>
    </style:style>
    <style:style style:name="T35" style:family="text">
      <style:text-properties fo:color="#000000"/>
    </style:style>
    <style:style style:name="T36" style:family="text">
      <style:text-properties fo:color="#ff3333"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fore..!<text:line-break/>in /etc/hos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following lines to /etc/hosts file</text:p>
                <text:list>
                  <text:list-item>
                    <text:p><text:span text:style-name="T1">127.0.1.2 <text:s/>server.myhostname.com <text:s/># - <text:s/>kerberos server</text:span></text:p>
                  </text:list-item>
                  <text:list-item>
                    <text:p><text:span text:style-name="T1">127.0.1.3 <text:s/>kafka1.myhostname.com <text:s/># - kafka broker 1 </text:span></text:p>
                  </text:list-item>
                  <text:list-item>
                    <text:p><text:span text:style-name="T1">127.0.1.4 <text:s/>kafka2.myhostname.com <text:s/># - kafka broker 2</text:span></text:p>
                  </text:list-item>
                  <text:list-item>
                    <text:p><text:span text:style-name="T1">127.0.1.5 <text:s/>client1.myhostname.com <text:s/># - kafka producer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2" draw:layer="layout" svg:width="25.199cm" svg:height="3.506cm" svg:x="1.4cm" svg:y="0cm" presentation:class="title" presentation:user-transformed="true">
          <draw:text-box>
            <text:p><text:span text:style-name="T2">Kerberos Installation on Centos 6.X I</text:span><text:span text:style-name="T2"><text:line-break/></text:span><text:span text:style-name="T3">Kerberos Server Side</text:span></text:p>
          </draw:text-box>
        </draw:frame>
        <draw:frame presentation:style-name="pr4" draw:text-style-name="P5" draw:layer="layout" svg:width="26.466cm" svg:height="18.608cm" svg:x="1.217cm" svg:y="2.168cm" presentation:class="subtitl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text:style-name="P4"><text:span text:style-name="T4">Install Kerberos system</text:span></text:p>
                <text:list>
                  <text:list-item>
                    <text:p text:style-name="P4"><text:span text:style-name="T5">Download the following Cento 6.X rpm packages relevant to kerberos system from</text:span><text:span text:style-name="T6"> </text:span><text:span text:style-name="T6"><text:a xlink:href="http://mirror.centos.org/" xlink:type="simple">http://mirror.centos.org/</text:a></text:span><text:span text:style-name="T7"> </text:span><text:span text:style-name="T5">and make sure that you pick the rpms compatible with your system(version and arch.)</text:span></text:p>
                    <text:list>
                      <text:list-item>
                        <text:p text:style-name="P4"><text:span text:style-name="T8">krb5-libs</text:span></text:p>
                      </text:list-item>
                      <text:list-item>
                        <text:p text:style-name="P4"><text:span text:style-name="T8">krb5-serv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8">krb5-workstation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9">Replace the krb.config file sitting in /etc <text:s text:c="2"/>with this </text:span><text:span text:style-name="T10"><text:a xlink:href="https://github.com/hmermerkaya/Security_Config_Files/blob/master/krb5.conf" xlink:type="simple">krb5.conf</text:a></text:span><text:span text:style-name="T11"> </text:span><text:span text:style-name="T12">and kdc.conf in /var/kerberos/krb5kdc/ with this </text:span><text:span text:style-name="T13"><text:a xlink:href="https://github.com/hmermerkaya/Security_Config_Files/blob/master/kdc.conf" xlink:type="simple">kdc.conf</text:a></text:span><text:span text:style-name="T12"> . These configs are tested ok with Centos 6.8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Realm given in the files above </text:span><text:span text:style-name="T14">“MYREALM.COM”</text:span></text:p>
                  </text:list-item>
                </text:list>
              </text:list-item>
              <text:list-item>
                <text:p text:style-name="P4"><text:span text:style-name="T9">Create a new realm</text:span><text:span text:style-name="T15"> </text:span></text:p>
                <text:list>
                  <text:list-item>
                    <text:p text:style-name="P4"><text:span text:style-name="T6">“</text:span><text:span text:style-name="T6">sudo /usr/sbin/kdb5_util create -s”</text:span></text:p>
                  </text:list-item>
                  <text:list-item>
                    <text:p text:style-name="P4"><text:span text:style-name="T5">Provide password when prompted</text:span></text:p>
                  </text:list-item>
                  <text:list-item>
                    <text:p text:style-name="P4"><text:span text:style-name="T5">Thus, Key Distribution Center(KDC) created</text:span></text:p>
                  </text:list-item>
                </text:list>
                <text:p text:style-name="P4"><text:span text:style-name="T15"/></text:p>
              </text:list-item>
            </text:list>
          </draw:text-box>
          <office:event-listeners>
            <presentation:event-listener script:event-name="dom:click" presentation:action="show" xlink:href="https://drive.google.com/open?id=0B9SsJ9Fmr-AoWDFkU1ZLOEJZNk0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237cm" presentation:class="title" presentation:user-transformed="true">
          <draw:text-box>
            <text:p><text:span text:style-name="T2">Kerberos Installation on Centos 6.X II</text:span><text:span text:style-name="T2"><text:line-break/></text:span><text:span text:style-name="T3">Kerberos Server Side</text:span></text:p>
          </draw:text-box>
        </draw:frame>
        <draw:frame presentation:style-name="pr2" draw:text-style-name="P7" draw:layer="layout" svg:width="25.199cm" svg:height="15.815cm" svg:x="1.524cm" svg:y="3.743cm" presentation:class="outline" presentation:user-transformed="true">
          <draw:text-box>
            <text:list text:style-name="L2">
              <text:list-item>
                <text:p text:style-name="P4"><text:span text:style-name="T16">Need to write the admin keytab based on the path specified in the kdc.conf file for the kerberos services to start, type the following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7">“</text:span><text:span text:style-name="T17">kadmin.local -q “ktadd -k /var/kerberos/krb5kdc/kadm5.keytab kadmin/admin kadmin/changepw“ <text:s/>“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Start kadmind and kdc services with following commands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6"><text:s/></text:span><text:span text:style-name="T17">”</text:span><text:span text:style-name="T17">/sbin/service krb5kdc start”</text:span></text:p>
                  </text:list-item>
                  <text:list-item>
                    <text:p text:style-name="P4"><text:span text:style-name="T17">“</text:span><text:span text:style-name="T17">/sbin/service kadmin start”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Add principal to KDC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6">Use the </text:span><text:span text:style-name="T17">“kadmin.local</text:span><text:span text:style-name="T16">” tool to add/delete/modify users (principles)</text:span></text:p>
                  </text:list-item>
                  <text:list-item>
                    <text:p text:style-name="P4"><text:span text:style-name="T17"><text:s/></text:span><text:span text:style-name="T16">To assign an admin role to a user named “user1”, use the following command <text:s/></text:span><text:span text:style-name="T17">“addprinc user1/admin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6"><text:s/></text:span><text:span text:style-name="T16">Create </text:span><text:span text:style-name="T16"><text:a xlink:href="https://github.com/hmermerkaya/Security_Config_Files/blob/master/kadm5.acl" xlink:type="simple">/var/kerberos/krb5kdc/kadm5.acl</text:a></text:span><text:span text:style-name="T16"> if not available <text:s/>and put <text:s text:c="2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4"><text:span text:style-name="T17">*/admin * </text:span><text:span text:style-name="T16">line in it</text:span></text:p>
                  </text:list-header>
                </text:list>
              </text:list-item>
              <text:list-item>
                <text:p text:style-name="P4"><text:span text:style-name="T16">Type the following command </text:span><text:span text:style-name="T17">“kinit user1/admin” </text:span><text:span text:style-name="T16">to get a ticket for your client machine </text:span></text:p>
              </text:list-item>
            </text:list>
            <text:list text:style-name="L2">
              <text:list-item>
                <text:p text:style-name="P4"><text:span text:style-name="T9">Life and renewable time can be set in the</text:span><text:span text:style-name="T14"> </text:span><text:span text:style-name="T12">kdc.conf with </text:span><text:span text:style-name="T18">max_life, max_renewable_life</text:span><text:span text:style-name="T12"> variab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448cm" svg:x="1.4cm" svg:y="0.537cm" presentation:class="title" presentation:user-transformed="true">
          <draw:text-box>
            <text:p><text:span text:style-name="T2">Kerberos Installation on Centos 6.X III</text:span><text:span text:style-name="T2"><text:line-break/></text:span><text:span text:style-name="T6"> </text:span><text:span text:style-name="T19">Zookeeper, Kafka Broker-Producer Side</text:span></text:p>
          </draw:text-box>
        </draw:frame>
        <draw:frame presentation:style-name="pr2" draw:layer="layout" svg:width="25.199cm" svg:height="12.179cm" svg:x="1.725cm" svg:y="3.569cm" presentation:class="outline" presentation:user-transformed="true">
          <draw:text-box>
            <text:list text:style-name="L2">
              <text:list-item>
                <text:p><text:span text:style-name="T20">Need to generate keytabs for each users not to enter passwords every time service is requested </text:span></text:p>
              </text:list-item>
              <text:list-item>
                <text:p><text:span text:style-name="T20">Type the following commands on the kerberos server</text:span></text:p>
              </text:list-item>
            </text:list>
            <text:p><text:span text:style-name="T21"><text:s text:c="12"/></text:span><text:span text:style-name="T6"><text:s text:c="2"/></text:span><text:span text:style-name="T19">Kafka Broker - Zookeeper Side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2">kadmin.local -q “addprinc -randkey kafka/kafka1.myhostname.com@MYREALM.COM”</text:span></text:p>
                      </text:list-item>
                      <text:list-item>
                        <text:p><text:span text:style-name="T22">kadmin.local -q “ktadd -k <text:s/>/home/kafka/kafka1.keytab kafka/kafka1.myhostname.com@MYREALM.COM”</text:span></text:p>
                      </text:list-item>
                      <text:list-item>
                        <text:p><text:span text:style-name="T22">kadmin.local -q “addprinc -randkey kafka/kafka2.myhostname.com@MYREALM.COM”</text:span></text:p>
                      </text:list-item>
                      <text:list-item>
                        <text:p><text:span text:style-name="T22">kadmin.local -q “ktadd -k /home/kafka/kafka2.keytab kafka/kafka2.myhostname.com@MYREALM.COM”</text:span></text:p>
                      </text:list-item>
                      <text:list-item>
                        <text:p><text:span text:style-name="T22">kadmin.local -q 'addprinc -randkey zookeeper/kafka1.myhostname.com@MYREALM.COM’</text:span></text:p>
                      </text:list-item>
                      <text:list-item>
                        <text:p><text:span text:style-name="T22">kadmin.local -q ‘ktadd -k /etc/security/keytabs/zk.keytab <text:s/>zookeeper/kafka1.myhostname.com@MYREALM.COM’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custom-shape draw:style-name="gr2" draw:text-style-name="P8" draw:layer="layout" svg:width="1.524cm" svg:height="2.54cm" svg:x="3.048cm" svg:y="7.65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9" draw:layer="layout" svg:width="3.302cm" svg:height="0.806cm" svg:x="0.108cm" svg:y="8.16cm">
          <draw:text-box>
            <text:p><text:span text:style-name="T23">kafka1</text:span></text:p>
          </draw:text-box>
        </draw:frame>
        <draw:frame draw:style-name="gr4" draw:text-style-name="P9" draw:layer="layout" svg:width="3.81cm" svg:height="1.016cm" svg:x="-0.054cm" svg:y="14.286cm">
          <draw:text-box>
            <text:p><text:span text:style-name="T23">zookeeper</text:span></text:p>
          </draw:text-box>
        </draw:frame>
        <draw:g>
          <draw:frame presentation:style-name="pr6" draw:text-style-name="P10" draw:layer="layout" svg:width="15.135cm" svg:height="1.268cm" svg:x="5.212cm" svg:y="16.041cm">
            <draw:text-box>
              <text:p><text:span text:style-name="T1">Kafka Producer Side</text:span></text:p>
            </draw:text-box>
          </draw:frame>
          <draw:frame draw:style-name="gr5" draw:text-style-name="P11" draw:layer="layout" svg:width="25.654cm" svg:height="3.396cm" svg:x="1.778cm" svg:y="17.055cm">
            <draw:text-box>
              <text:list text:style-name="L1">
                <text:list-item>
                  <text:list>
                    <text:list-item>
                      <text:list>
                        <text:list-item>
                          <text:p><text:span text:style-name="T22">kadmin.local -q 'addprinc -randkey kafka-client/client1.myhostname.com@MYREALM.COM’</text:span></text:p>
                        </text:list-item>
                        <text:list-item>
                          <text:p><text:span text:style-name="T22">kadmin.local -q ‘ktadd -k /home/kafka-client/kafkaclient.keytab kafka-client/client1.myhostname.com@MYREALM.COM’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draw:g>
        <draw:custom-shape draw:style-name="gr6" draw:text-style-name="P8" draw:layer="layout" svg:width="1.27cm" svg:height="2.032cm" svg:x="3.048cm" svg:y="10.4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9" draw:layer="layout" svg:width="3.302cm" svg:height="0.806cm" svg:x="0cm" svg:y="10.668cm">
          <draw:text-box>
            <text:p><text:span text:style-name="T23">kafka2</text:span></text:p>
          </draw:text-box>
        </draw:frame>
        <draw:custom-shape draw:style-name="gr8" draw:text-style-name="P8" draw:layer="layout" svg:width="1.27cm" svg:height="2.286cm" svg:x="2.994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3.81cm" svg:height="1.016cm" svg:x="0.154cm" svg:y="18.288cm">
          <draw:text-box>
            <text:p><text:span text:style-name="T23">kafka-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71cm" svg:y="-0.088cm" presentation:class="title" presentation:user-transformed="true">
          <draw:text-box>
            <text:p><text:span text:style-name="T2">Start up - Zookeeper and Kafka Broker with </text:span><text:span text:style-name="T2">SASL/Kerberos</text:span></text:p>
          </draw:text-box>
        </draw:frame>
        <draw:frame presentation:style-name="pr2" draw:text-style-name="P12" draw:layer="layout" svg:width="27.432cm" svg:height="17.456cm" svg:x="0.254cm" svg:y="3.118cm" presentation:class="outline" presentation:user-transformed="true">
          <draw:text-box>
            <text:list text:style-name="L2">
              <text:list-item>
                <text:p><text:span text:style-name="T24">Use 0.9.0.1 version of Kafka since authentication and authorization with SASL/Kerberos is implemented</text:span></text:p>
                <text:p><text:span text:style-name="T24">later than <text:s/>version 0.9.0.0 </text:span></text:p>
              </text:list-item>
              <text:list-item>
                <text:p><text:span text:style-name="T24">Authentication using SASL/PLAIN which is a simple username/password authentication mechanism </text:span></text:p>
                <text:p><text:span text:style-name="T24">used with TLS is implemented in version 0.10.0</text:span></text:p>
              </text:list-item>
              <text:list-item>
                <text:p><text:span text:style-name="T24">This security implementation mentioned below is based on SASL/Kerberos <text:s/>with no TLS . If desired that could be done. <text:s/>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4">Pass the name of the JAAS file as a JVM parameter to zookeeper <text:s/></text:span></text:p>
                        <text:list>
                          <text:list-item>
                            <text:p><text:span text:style-name="T25">export KAFKA_OPTS=</text:span></text:p>
                            <text:list>
                              <text:list-header>
                                <text:p><text:span text:style-name="T25">"Djava.security.auth.login.config=</text:span><text:span text:style-name="T26"><text:a xlink:href="https://drive.google.com/open?id=0B9SsJ9Fmr-AobzA2M1NIYmZ2dVU" xlink:type="simple">/etc/kafka/zookeeper_kerberos_jaas.conf</text:a></text:span><text:span text:style-name="T25">"</text:span>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<text:span text:style-name="T24">Use modified</text:span><text:span text:style-name="T27"> </text:span><text:span text:style-name="T28"><text:a xlink:href="https://github.com/hmermerkaya/Security_Config_Files/blob/master/zookeeper_new.properties" xlink:type="simple">zookeeper properties file</text:a></text:span><text:span text:style-name="T29"> </text:span><text:span text:style-name="T24">based on SASL</text:span></text:p>
                      </text:list-item>
                      <text:list-item>
                        <text:p><text:span text:style-name="T30">Enter the following </text:span></text:p>
                        <text:list>
                          <text:list-item>
                            <text:p><text:span text:style-name="T25">“</text:span><text:span text:style-name="T25">bin/zookeeper-server-start.sh config/zookeeper_new.properties</text:span></text:p>
                          </text:list-item>
                        </text:list>
                      </text:list-item>
                      <text:list-item>
                        <text:p><text:span text:style-name="T30">Type the following to pass jass file for kafka as jvm parameter</text:span></text:p>
                        <text:list>
                          <text:list-item>
                            <text:p><text:span text:style-name="T25">export KAFKA_OPTS="-Djava.security.auth.login.config=</text:span></text:p>
                            <text:p><text:span text:style-name="T26"><text:a xlink:href="https://github.com/hmermerkaya/Security_Config_Files/blob/master/kafka_server_kerberos_jaas.conf" xlink:type="simple">/etc/kafka/kafka_server_kerberos_jaas.conf</text:a></text:span><text:span text:style-name="T25">"</text:span></text:p>
                          </text:list-item>
                        </text:list>
                      </text:list-item>
                      <text:list-item>
                        <text:p><text:span text:style-name="T30">Use modified</text:span><text:span text:style-name="T26"> </text:span><text:span text:style-name="T28"><text:a xlink:href="https://github.com/hmermerkaya/Security_Config_Files/blob/master/server_sasl_kerberos.properties" xlink:type="simple">kafka broker properties file</text:a></text:span></text:p>
                      </text:list-item>
                      <text:list-item>
                        <text:p><text:span text:style-name="T31">Start kafka-broker</text:span><text:span text:style-name="T32"> </text:span><text:span text:style-name="T33">“bin/kafka-server-start.sh</text:span><text:span text:style-name="T26"> <text:s/>config/server_sasl_kerberos.properties”</text:span></text:p>
                      </text:list-item>
                      <text:list-item>
                        <text:p><text:span text:style-name="T31">To Start <text:s/>2. kafka-broker type as follows</text:span></text:p>
                        <text:list>
                          <text:list-item>
                            <text:p><text:span text:style-name="T33">export KAFKA_OPTS="-Djava.security.auth.login.config=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6">/etc/kafka/</text:span><text:span text:style-name="T26"><text:a xlink:href="https://github.com/hmermerkaya/Security_Config_Files/blob/master/kafka_server2_kerberos_jaas.conf" xlink:type="simple">kafka_server2_kerberos_jass.conf</text:a></text:span></text:p>
                          </text:list-header>
                          <text:list-item>
                            <text:p><text:span text:style-name="T33">“</text:span><text:span text:style-name="T33">bin/kafka-server-start.sh</text:span><text:span text:style-name="T26"> <text:s/>config</text:span><text:span text:style-name="T26"><text:a xlink:href="https://github.com/hmermerkaya/Security_Config_Files/blob/master/server2_sasl_kerberos.properties" xlink:type="simple">/server_sasl_kerberos.properties”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fka Producer with Pentah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eed to use Pentaho version 5.4 no later than this version </text:p>
              </text:list-item>
              <text:list-item>
                <text:p>There seems to be a issue regarding JAAS on Pentaho<text:span text:style-name="T34"> </text:span><text:span text:style-name="T35">version of which is greater than 5.4. please </text:span><text:span text:style-name="T36"><text:a xlink:href="http://forums.pentaho.com/archive/index.php/t-201126.html" xlink:type="simple">see the link.</text:a></text:span><text:span text:style-name="T37"> </text:span></text:p>
              </text:list-item>
              <text:list-item>
                <text:p><text:span text:style-name="T38">Issue solved in this post. The solution can be implemented </text:span></text:p>
              </text:list-item>
              <text:list-item>
                <text:p><text:span text:style-name="T38">Open the</text:span><text:span text:style-name="T37"> </text:span><text:span text:style-name="T36"><text:a xlink:href="https://github.com/hmermerkaya/Kafka_Producer_UDJC/blob/master/kafka_producer.ktr" xlink:type="simple">ktr file provided</text:a></text:span><text:span text:style-name="T36"> </text:span><text:span text:style-name="T37"><text:s/>with pentaho.</text:span></text:p>
              </text:list-item>
              <text:list-item>
                <text:p><text:span text:style-name="T38">Set the necessary properties in “Props” step for kafka procuder api</text:span></text:p>
              </text:list-item>
              <text:list-item>
                <text:p><text:span text:style-name="T38">Assign the parameters to <text:s/>the values desired in params tab <text:s/>in kafka producer step</text:span></text:p>
                <text:p><text:span text:style-name="T3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rization and ACLs</text:p>
          </draw:text-box>
        </draw:frame>
        <draw:frame presentation:style-name="pr2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4">bin/kafka-acls.sh <text:s/>--authorizer kafka.security.auth.SimpleAclAuthorizer --authorizer-properties zookeeper.connect=kafka1.myhostname.com:2181 --add <text:s text:c="4"/>--allow-principal User:kafka-client --operation Write <text:s/>--topic test</text:span></text:p>
              </text:list-item>
              <text:list-item>
                <text:p><text:span text:style-name="T34">bin/kafka-acls.sh <text:s/>--authorizer kafka.security.auth.SimpleAclAuthorizer --authorizer-properties zookeeper.connect=kafka1.myhostname.com:2181 --add <text:s text:c="4"/>--allow-principal User:kafka-client --operation Read <text:s/>--topic test</text:span></text:p>
              </text:list-item>
              <text:list-item>
                <text:p><text:span text:style-name="T34">bin/kafka-acls.sh <text:s/>--authorizer kafka.security.auth.SimpleAclAuthorizer --authorizer-properties zookeeper.connect=kafka1.myhostname.com:2181 --add <text:s text:c="3"/>--allow-principal User:kafka-client --producer <text:s/>--topic test</text:span></text:p>
              </text:list-item>
              <text:list-item>
                <text:p><text:span text:style-name="T34">bin/kafka-acls.sh --authorizer kafka.security.auth.SimpleAclAuthorizer --authorizer-properties zookeeper.connect=kafka1.myhostname.com:2181 --add <text:s text:c="2"/>--allow-principal User:kafka-client <text:s text:c="4"/>--consumer <text:s/>--topic test --group test-consumer-group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9:45:51.942964106</meta:creation-date>
    <dc:date>2016-11-30T10:53:43.325844734</dc:date>
    <meta:editing-duration>PT8H55M40S</meta:editing-duration>
    <meta:editing-cycles>15</meta:editing-cycles>
    <meta:generator>LibreOffice/5.1.4.2$Linux_X86_64 LibreOffice_project/10m0$Build-2</meta:generator>
    <meta:document-statistic meta:object-count="59"/>
  </office:meta>
</office:document-meta>
</file>